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0.39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0.609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3.38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1.349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4.313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61" style:family="table-column">
      <style:table-column-properties fo:break-before="auto" style:column-width="3.942cm"/>
    </style:style>
    <style:style style:name="co62" style:family="table-column">
      <style:table-column-properties fo:break-before="auto" style:column-width="1.508cm"/>
    </style:style>
    <style:style style:name="co63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09cm" fo:break-before="auto" style:use-optimal-row-height="false"/>
    </style:style>
    <style:style style:name="ro41" style:family="table-row">
      <style:table-row-properties style:row-height="1.693cm" fo:break-before="auto" style:use-optimal-row-height="false"/>
    </style:style>
    <style:style style:name="ro42" style:family="table-row">
      <style:table-row-properties style:row-height="1.304cm" fo:break-before="auto" style:use-optimal-row-height="false"/>
    </style:style>
    <style:style style:name="ro43" style:family="table-row">
      <style:table-row-properties style:row-height="0.741cm" fo:break-before="auto" style:use-optimal-row-height="false"/>
    </style:style>
    <style:style style:name="ro44" style:family="table-row">
      <style:table-row-properties style:row-height="1.316cm" fo:break-before="auto" style:use-optimal-row-height="true"/>
    </style:style>
    <style:style style:name="ro45" style:family="table-row">
      <style:table-row-properties style:row-height="1.238cm" fo:break-before="auto" style:use-optimal-row-height="false"/>
    </style:style>
    <style:style style:name="ro46" style:family="table-row">
      <style:table-row-properties style:row-height="0.986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8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239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240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244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24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250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25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252" style:family="table-cell" style:parent-style-name="Default" style:data-style-name="N0">
      <style:table-cell-properties fo:background-color="#ffff00" fo:border="2.01pt solid #000000"/>
    </style:style>
    <style:style style:name="ce25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25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2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256" style:family="table-cell" style:parent-style-name="Default" style:data-style-name="N0">
      <style:table-cell-properties fo:background-color="transparent" fo:border="0.06pt solid #000000"/>
    </style:style>
    <style:style style:name="ce2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5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59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60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6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6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50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5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160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9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403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0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39"/>
        <table:table-column table:style-name="co2" table:default-cell-style-name="ce239"/>
        <table:table-column table:style-name="co3" table:default-cell-style-name="ce239"/>
        <table:table-column table:style-name="co1" table:number-columns-repeated="56" table:default-cell-style-name="ce239"/>
        <table:table-row table:style-name="ro1">
          <table:table-cell table:number-columns-repeated="64"/>
        </table:table-row>
        <table:table-row table:style-name="ro2">
          <table:table-cell table:style-name="ce240" office:value-type="string" calcext:value-type="string">
            <text:p>NOM</text:p>
          </table:table-cell>
          <table:table-cell table:style-name="ce252" table:number-columns-spanned="3" table:number-rows-spanned="1"/>
          <table:covered-table-cell table:number-columns-repeated="2"/>
          <table:table-cell table:style-name="ce240" office:value-type="string" calcext:value-type="string">
            <text:p>PRENOM</text:p>
          </table:table-cell>
          <table:table-cell table:style-name="ce252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241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242" office:value-type="string" calcext:value-type="string" table:number-columns-spanned="8" table:number-rows-spanned="1">
            <text:p>à retourner dûment renseignées avant le <text:span text:style-name="T1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6" table:number-columns-repeated="8"/>
          <table:table-cell table:number-columns-repeated="56"/>
        </table:table-row>
        <table:table-row table:style-name="ro7">
          <table:table-cell table:style-name="ce244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6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9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247" office:value-type="string" calcext:value-type="string">
            <text:p>Cours</text:p>
          </table:table-cell>
          <table:table-cell table:style-name="ce253" office:value-type="float" office:value="1.5" calcext:value-type="float">
            <text:p>1,5</text:p>
          </table:table-cell>
          <table:table-cell table:style-name="ce247" office:value-type="string" calcext:value-type="string">
            <text:p>TD</text:p>
          </table:table-cell>
          <table:table-cell table:style-name="ce253" office:value-type="float" office:value="1.125" calcext:value-type="float">
            <text:p>1,125</text:p>
          </table:table-cell>
          <table:table-cell table:style-name="ce247" office:value-type="string" calcext:value-type="string">
            <text:p>TP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253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8" table:number-columns-repeated="8"/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Parmi votre choix d'enseignements, merci de lister dans l'encart ci-dessous ceux que vous <text:span text:style-name="T2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5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249" table:number-columns-repeated="8"/>
          <table:table-cell table:number-columns-repeated="56"/>
        </table:table-row>
        <table:table-row table:style-name="ro12">
          <table:table-cell table:style-name="ce9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258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8" table:number-columns-repeated="4"/>
          <table:table-cell table:number-columns-repeated="52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9" office:value-type="string" calcext:value-type="string" table:number-columns-spanned="7" table:number-rows-spanned="1">
            <text:p>Nombre d'heures d'enseignement que vous souhaitez assurer <text:span text:style-name="T3">dans les formations MIDO</text:span> (hors M2 et apprentissage)</text:p>
          </table:table-cell>
          <table:covered-table-cell table:number-columns-repeated="6"/>
          <table:table-cell table:style-name="ce263"/>
          <table:table-cell table:number-columns-repeated="56"/>
        </table:table-row>
        <table:table-row table:style-name="ro13">
          <table:table-cell table:style-name="ce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8"/>
          <table:table-cell table:style-name="ce255" office:value-type="string" calcext:value-type="string" table:number-columns-spanned="2" table:number-rows-spanned="1">
            <text:p>Diplôme</text:p>
          </table:table-cell>
          <table:covered-table-cell/>
          <table:table-cell table:style-name="ce255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60" office:value-type="string" calcext:value-type="string">
            <text:p>Volume Horaire (eqtd)</text:p>
          </table:table-cell>
          <table:table-cell table:style-name="ce262"/>
          <table:table-cell table:style-name="ce8"/>
          <table:table-cell table:number-columns-repeated="56"/>
        </table:table-row>
        <table:table-row table:style-name="ro3">
          <table:table-cell table:style-name="ce250" office:value-type="string" calcext:value-type="string">
            <text:p>LS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MS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MID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DEP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15">
          <table:table-cell table:style-name="ce251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257" table:number-columns-repeated="3"/>
          <table:table-cell table:number-columns-repeated="58"/>
        </table:table-row>
        <table:table-row table:style-name="ro3">
          <table:table-cell table:style-name="ce15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5" table:default-cell-style-name="ce264"/>
        <table:table-column table:style-name="co1" table:number-columns-repeated="7" table:default-cell-style-name="ce264"/>
        <table:table-column table:style-name="co6" table:default-cell-style-name="ce79"/>
        <table:table-column table:style-name="co7" table:default-cell-style-name="ce264"/>
        <table:table-column table:style-name="co1" table:number-columns-repeated="7" table:default-cell-style-name="ce264"/>
        <table:table-column table:style-name="co3" table:visibility="collapse" table:default-cell-style-name="ce264"/>
        <table:table-column table:style-name="co1" table:number-columns-repeated="46" table:default-cell-style-name="ce26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240" office:value-type="string" calcext:value-type="string">
            <text:p>NOM</text:p>
          </table:table-cell>
          <table:table-cell table:style-name="ce252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240" office:value-type="string" calcext:value-type="string">
            <text:p>PRENOM</text:p>
          </table:table-cell>
          <table:table-cell table:style-name="ce252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239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239"/>
          <table:table-cell office:value-type="string" calcext:value-type="string">
            <text:p>ATER</text:p>
          </table:table-cell>
          <table:table-cell table:style-name="ce239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ADRESSE</text:p>
          </table:table-cell>
          <table:table-cell table:style-name="ce50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239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240" office:value-type="string" calcext:value-type="string">
            <text:p>VILLE</text:p>
          </table:table-cell>
          <table:table-cell table:style-name="ce50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TEL PERSONNEL</text:p>
          </table:table-cell>
          <table:table-cell table:style-name="ce252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240" office:value-type="string" calcext:value-type="string">
            <text:p>TEL PORTABLE</text:p>
          </table:table-cell>
          <table:table-cell table:style-name="ce252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MAIL PERSONNEL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MAIL DAUPHINE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240" office:value-type="string" calcext:value-type="string">
            <text:p>STATUT</text:p>
          </table:table-cell>
          <table:table-cell table:style-name="ce71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240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240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240"/>
          <table:table-cell table:number-columns-repeated="4"/>
          <table:table-cell table:style-name="ce240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4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4">horaires concentrés</text:span> sur quelques journées ou au contraire <text:span text:style-name="T4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8" table:default-cell-style-name="ce239"/>
        <table:table-column table:style-name="co9" table:default-cell-style-name="ce239"/>
        <table:table-column table:style-name="co10" table:default-cell-style-name="ce239"/>
        <table:table-column table:style-name="co11" table:visibility="collapse" table:number-columns-repeated="2" table:default-cell-style-name="ce239"/>
        <table:table-column table:style-name="co12" table:default-cell-style-name="ce239"/>
        <table:table-column table:style-name="co1" table:default-cell-style-name="ce239"/>
        <table:table-column table:style-name="co13" table:default-cell-style-name="ce239"/>
        <table:table-column table:style-name="co14" table:default-cell-style-name="ce10"/>
        <table:table-column table:style-name="co15" table:default-cell-style-name="ce10"/>
        <table:table-column table:style-name="co15" table:number-columns-repeated="3" table:default-cell-style-name="ce239"/>
        <table:table-column table:style-name="co16" table:default-cell-style-name="ce239"/>
        <table:table-column table:style-name="co17" table:default-cell-style-name="ce239"/>
        <table:table-column table:style-name="co18" table:default-cell-style-name="ce239"/>
        <table:table-column table:style-name="co10" table:default-cell-style-name="ce239"/>
        <table:table-column table:style-name="co4" table:visibility="collapse" table:number-columns-repeated="2" table:default-cell-style-name="ce239"/>
        <table:table-column table:style-name="co19" table:default-cell-style-name="ce239"/>
        <table:table-column table:style-name="co1" table:default-cell-style-name="ce239"/>
        <table:table-column table:style-name="co20" table:default-cell-style-name="ce239"/>
        <table:table-column table:style-name="co21" table:default-cell-style-name="ce239"/>
        <table:table-column table:style-name="co15" table:number-columns-repeated="5" table:default-cell-style-name="ce239"/>
        <table:table-column table:style-name="co1" table:number-columns-repeated="2" table:default-cell-style-name="ce239"/>
        <table:table-column table:style-name="co1" table:default-cell-style-name="ce264"/>
        <table:table-column table:style-name="co1" table:number-columns-repeated="33" table:default-cell-style-name="ce239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6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258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241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258"/>
          <table:covered-table-cell table:number-columns-repeated="4"/>
          <table:table-cell/>
          <table:table-cell table:style-name="ce24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15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158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250" office:value-type="string" calcext:value-type="string">
            <text:p>Lebourg</text:p>
          </table:table-cell>
          <table:table-cell table:style-name="ce250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154" table:content-validation-name="val2"/>
          <table:table-cell table:style-name="ce15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15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158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250" office:value-type="string" calcext:value-type="string">
            <text:p>Vialard</text:p>
          </table:table-cell>
          <table:table-cell table:style-name="ce250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154" table:content-validation-name="val2"/>
          <table:table-cell table:style-name="ce15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158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158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250" office:value-type="string" calcext:value-type="string">
            <text:p>Cazenave</text:p>
          </table:table-cell>
          <table:table-cell table:style-name="ce250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154" table:content-validation-name="val2"/>
          <table:table-cell table:style-name="ce15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158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158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250" office:value-type="string" calcext:value-type="string">
            <text:p>Boussion</text:p>
          </table:table-cell>
          <table:table-cell table:style-name="ce250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154" table:content-validation-name="val2"/>
          <table:table-cell table:style-name="ce15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158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158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154" table:content-validation-name="val2"/>
          <table:table-cell table:style-name="ce307" table:content-validation-name="val2"/>
          <table:table-cell table:style-name="ce158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154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154" table:content-validation-name="val2"/>
          <table:table-cell table:style-name="ce307" table:content-validation-name="val2"/>
          <table:table-cell table:style-name="ce158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15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154" table:content-validation-name="val2"/>
          <table:table-cell table:style-name="ce307" table:content-validation-name="val2"/>
          <table:table-cell table:style-name="ce158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15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250" office:value-type="string" calcext:value-type="string">
            <text:p>Chagny</text:p>
          </table:table-cell>
          <table:table-cell table:style-name="ce250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154" table:content-validation-name="val2"/>
          <table:table-cell table:style-name="ce15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158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250" office:value-type="string" calcext:value-type="string">
            <text:p>Bourrel</text:p>
          </table:table-cell>
          <table:table-cell table:style-name="ce250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15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160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160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</text:p>
          </table:table-cell>
          <table:table-cell table:style-name="ce41"/>
          <table:table-cell table:style-name="ce250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15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250" office:value-type="string" calcext:value-type="string">
            <text:p>Bourrel</text:p>
          </table:table-cell>
          <table:table-cell table:style-name="ce250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158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5" table:number-columns-spanned="12" table:number-rows-spanned="5"/>
          <table:covered-table-cell table:number-columns-repeated="5"/>
          <table:covered-table-cell table:number-columns-repeated="2" table:style-name="ce258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318"/>
          <table:table-cell table:style-name="ce318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160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5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6" table:default-cell-style-name="ce239"/>
        <table:table-column table:style-name="co22" table:default-cell-style-name="ce113"/>
        <table:table-column table:style-name="co3" table:default-cell-style-name="ce6"/>
        <table:table-column table:style-name="co3" table:visibility="collapse" table:default-cell-style-name="ce6"/>
        <table:table-column table:style-name="co23" table:visibility="collapse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number-columns-repeated="3" table:default-cell-style-name="ce6"/>
        <table:table-column table:style-name="co12" table:default-cell-style-name="ce6"/>
        <table:table-column table:style-name="co14" table:number-columns-repeated="2" table:default-cell-style-name="ce6"/>
        <table:table-column table:style-name="co28" table:default-cell-style-name="ce239"/>
        <table:table-column table:style-name="co29" table:default-cell-style-name="ce92"/>
        <table:table-column table:style-name="co10" table:default-cell-style-name="ce239"/>
        <table:table-column table:style-name="co30" table:visibility="collapse" table:default-cell-style-name="ce239"/>
        <table:table-column table:style-name="co23" table:visibility="collapse" table:default-cell-style-name="ce239"/>
        <table:table-column table:style-name="co31" table:default-cell-style-name="ce239"/>
        <table:table-column table:style-name="co32" table:default-cell-style-name="ce239"/>
        <table:table-column table:style-name="co16" table:default-cell-style-name="ce239"/>
        <table:table-column table:style-name="co33" table:default-cell-style-name="ce239"/>
        <table:table-column table:style-name="co12" table:default-cell-style-name="ce239"/>
        <table:table-column table:style-name="co34" table:default-cell-style-name="ce239"/>
        <table:table-column table:style-name="co35" table:default-cell-style-name="ce239"/>
        <table:table-column table:style-name="co36" table:default-cell-style-name="ce239"/>
        <table:table-column table:style-name="co34" table:default-cell-style-name="ce239"/>
        <table:table-column table:style-name="co37" table:number-columns-repeated="6" table:default-cell-style-name="ce239"/>
        <table:table-column table:style-name="co1" table:number-columns-repeated="30" table:default-cell-style-name="ce239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241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241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239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264"/>
        <table:table-column table:style-name="co39" table:default-cell-style-name="ce264"/>
        <table:table-column table:style-name="co10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24" table:default-cell-style-name="ce264"/>
        <table:table-column table:style-name="co40" table:default-cell-style-name="ce264"/>
        <table:table-column table:style-name="co15" table:default-cell-style-name="ce264"/>
        <table:table-column table:style-name="co41" table:default-cell-style-name="ce264"/>
        <table:table-column table:style-name="co40" table:number-columns-repeated="3" table:default-cell-style-name="ce264"/>
        <table:table-column table:style-name="co42" table:default-cell-style-name="ce264"/>
        <table:table-column table:style-name="co43" table:default-cell-style-name="ce264"/>
        <table:table-column table:style-name="co44" table:default-cell-style-name="ce264"/>
        <table:table-column table:style-name="co39" table:default-cell-style-name="ce264"/>
        <table:table-column table:style-name="co1" table:default-cell-style-name="ce264"/>
        <table:table-column table:style-name="co45" table:default-cell-style-name="ce264"/>
        <table:table-column table:style-name="co21" table:default-cell-style-name="ce264"/>
        <table:table-column table:style-name="co1" table:default-cell-style-name="ce264"/>
        <table:table-column table:style-name="co46" table:default-cell-style-name="ce264"/>
        <table:table-column table:style-name="co1" table:default-cell-style-name="ce264"/>
        <table:table-column table:style-name="co24" table:default-cell-style-name="ce264"/>
        <table:table-column table:style-name="co1" table:number-columns-repeated="7" table:default-cell-style-name="ce264"/>
        <table:table-column table:style-name="co4" table:visibility="collapse" table:default-cell-style-name="ce264"/>
        <table:table-column table:style-name="co1" table:number-columns-repeated="33" table:default-cell-style-name="ce26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239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239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264"/>
        <table:table-column table:style-name="co47" table:default-cell-style-name="ce264"/>
        <table:table-column table:style-name="co24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31" table:default-cell-style-name="ce264"/>
        <table:table-column table:style-name="co48" table:default-cell-style-name="ce264"/>
        <table:table-column table:style-name="co49" table:default-cell-style-name="ce264"/>
        <table:table-column table:style-name="co12" table:default-cell-style-name="ce264"/>
        <table:table-column table:style-name="co14" table:number-columns-repeated="3" table:default-cell-style-name="ce264"/>
        <table:table-column table:style-name="co21" table:default-cell-style-name="ce264"/>
        <table:table-column table:style-name="co34" table:default-cell-style-name="ce264"/>
        <table:table-column table:style-name="co28" table:default-cell-style-name="ce264"/>
        <table:table-column table:style-name="co39" table:default-cell-style-name="ce264"/>
        <table:table-column table:style-name="co24" table:default-cell-style-name="ce264"/>
        <table:table-column table:style-name="co4" table:visibility="collapse" table:number-columns-repeated="2" table:default-cell-style-name="ce264"/>
        <table:table-column table:style-name="co1" table:default-cell-style-name="ce264"/>
        <table:table-column table:style-name="co48" table:default-cell-style-name="ce264"/>
        <table:table-column table:style-name="co1" table:number-columns-repeated="9" table:default-cell-style-name="ce264"/>
        <table:table-column table:style-name="co4" table:visibility="collapse" table:default-cell-style-name="ce264"/>
        <table:table-column table:style-name="co1" table:number-columns-repeated="33" table:default-cell-style-name="ce264"/>
        <table:table-row table:style-name="ro40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239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258" office:value-type="string" calcext:value-type="string">
            <text:p>COMMENTAIRES</text:p>
          </table:table-cell>
          <table:table-cell table:style-name="ce15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5" table:number-columns-spanned="12" table:number-rows-spanned="5"/>
          <table:covered-table-cell table:number-columns-repeated="11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264"/>
        <table:table-column table:style-name="co39" table:default-cell-style-name="ce264"/>
        <table:table-column table:style-name="co10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24" table:default-cell-style-name="ce264"/>
        <table:table-column table:style-name="co10" table:default-cell-style-name="ce264"/>
        <table:table-column table:style-name="co16" table:default-cell-style-name="ce264"/>
        <table:table-column table:style-name="co21" table:number-columns-repeated="5" table:default-cell-style-name="ce264"/>
        <table:table-column table:style-name="co46" table:default-cell-style-name="ce264"/>
        <table:table-column table:style-name="co51" table:default-cell-style-name="ce264"/>
        <table:table-column table:style-name="co39" table:default-cell-style-name="ce264"/>
        <table:table-column table:style-name="co1" table:default-cell-style-name="ce264"/>
        <table:table-column table:style-name="co4" table:visibility="collapse" table:number-columns-repeated="2" table:default-cell-style-name="ce264"/>
        <table:table-column table:style-name="co33" table:default-cell-style-name="ce264"/>
        <table:table-column table:style-name="co1" table:number-columns-repeated="11" table:default-cell-style-name="ce264"/>
        <table:table-column table:style-name="co4" table:visibility="collapse" table:default-cell-style-name="ce264"/>
        <table:table-column table:style-name="co1" table:number-columns-repeated="32" table:default-cell-style-name="ce264"/>
        <table:table-row table:style-name="ro42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254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8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4">
          <table:table-cell/>
          <table:table-cell table:style-name="ce258" office:value-type="string" calcext:value-type="string">
            <text:p>COMMENTAIRES</text:p>
          </table:table-cell>
          <table:table-cell table:style-name="ce15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58" office:value-type="string" calcext:value-type="string">
            <text:p>COMMENTAIRES</text:p>
          </table:table-cell>
          <table:table-cell table:style-name="ce1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264"/>
        <table:table-column table:style-name="co39" table:default-cell-style-name="ce264"/>
        <table:table-column table:style-name="co10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45" table:number-columns-repeated="3" table:default-cell-style-name="ce264"/>
        <table:table-column table:style-name="co21" table:number-columns-repeated="4" table:default-cell-style-name="ce264"/>
        <table:table-column table:style-name="co53" table:default-cell-style-name="ce264"/>
        <table:table-column table:style-name="co46" table:default-cell-style-name="ce264"/>
        <table:table-column table:style-name="co54" table:default-cell-style-name="ce264"/>
        <table:table-column table:style-name="co39" table:default-cell-style-name="ce264"/>
        <table:table-column table:style-name="co1" table:default-cell-style-name="ce264"/>
        <table:table-column table:style-name="co4" table:visibility="collapse" table:number-columns-repeated="2" table:default-cell-style-name="ce264"/>
        <table:table-column table:style-name="co1" table:number-columns-repeated="7" table:default-cell-style-name="ce264"/>
        <table:table-column table:style-name="co53" table:default-cell-style-name="ce264"/>
        <table:table-column table:style-name="co1" table:number-columns-repeated="3" table:default-cell-style-name="ce264"/>
        <table:table-column table:style-name="co4" table:visibility="collapse" table:default-cell-style-name="ce264"/>
        <table:table-column table:style-name="co1" table:number-columns-repeated="33" table:default-cell-style-name="ce26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239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239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8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258" office:value-type="string" calcext:value-type="string">
            <text:p>COMMENTAIRES</text:p>
          </table:table-cell>
          <table:table-cell table:style-name="ce1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5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64"/>
        <table:table-column table:style-name="co56" table:default-cell-style-name="ce264"/>
        <table:table-column table:style-name="co57" table:default-cell-style-name="ce273"/>
        <table:table-column table:style-name="co58" table:default-cell-style-name="ce264"/>
        <table:table-column table:style-name="co59" table:default-cell-style-name="ce264"/>
        <table:table-column table:style-name="co60" table:number-columns-repeated="59" table:default-cell-style-name="ce264"/>
        <table:table-row table:style-name="ro25">
          <table:table-cell table:style-name="ce241" office:value-type="string" calcext:value-type="string" table:number-columns-spanned="5" table:number-rows-spanned="1">
            <text:p>ENSEIGNEMENTS POUR LE DEPARTEMENT LSO <text:span text:style-name="T6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241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98" office:value-type="string" calcext:value-type="string">
            <text:p>Matière</text:p>
          </table:table-cell>
          <table:table-cell table:style-name="ce401" office:value-type="string" calcext:value-type="string">
            <text:p>Année</text:p>
          </table:table-cell>
          <table:table-cell table:style-name="ce401" office:value-type="string" calcext:value-type="string">
            <text:p>TD</text:p>
          </table:table-cell>
          <table:table-cell table:style-name="ce405" office:value-type="string" calcext:value-type="string">
            <text:p>Nombre de groupes </text:p>
          </table:table-cell>
          <table:table-cell table:style-name="ce40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99" office:value-type="string" calcext:value-type="string">
            <text:p>Outils Maths</text:p>
            <text:p>Mise à niveau</text:p>
          </table:table-cell>
          <table:table-cell table:style-name="ce250" office:value-type="string" calcext:value-type="string">
            <text:p>DEGEAD 1 (30 étudiants/groupe )</text:p>
            <text:p>pour ES</text:p>
            <text:p>pour ES et S</text:p>
          </table:table-cell>
          <table:table-cell table:style-name="ce403" office:value-type="string" calcext:value-type="string">
            <text:p/>
            <text:p>18 h</text:p>
            <text:p>9 h</text:p>
          </table:table-cell>
          <table:table-cell table:style-name="ce406" office:value-type="string" calcext:value-type="string">
            <text:p/>
            <text:p>8</text:p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Informatique 1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27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Statistiques 2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42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Informatique 2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27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Statistiques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4" calcext:value-type="float">
            <text:p>4</text:p>
          </table:table-cell>
          <table:table-cell table:style-name="ce409"/>
          <table:table-cell table:number-columns-repeated="59"/>
        </table:table-row>
        <table:table-row table:style-name="ro44">
          <table:table-cell table:style-name="ce399" office:value-type="string" calcext:value-type="string">
            <text:p>Management scientifique et aide à la décision (1er semestre ou 1er + 2ème)</text:p>
          </table:table-cell>
          <table:table-cell table:style-name="ce250" office:value-type="string" calcext:value-type="string">
            <text:p>LICENCE SOM, mention Gestion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string" calcext:value-type="string">
            <text:p>10 ou 12(5+7)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399" office:value-type="string" calcext:value-type="string">
            <text:p>Maths appliquées à l'économie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3" calcext:value-type="float">
            <text:p>3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399" office:value-type="string" calcext:value-type="string">
            <text:p>Statistique économique et sociale</text:p>
          </table:table-cell>
          <table:table-cell table:style-name="ce250" office:value-type="string" calcext:value-type="string">
            <text:p>LICENCE SOM, mention Sciences de la Société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1" calcext:value-type="float">
            <text:p>1</text:p>
          </table:table-cell>
          <table:table-cell table:style-name="ce409"/>
          <table:table-cell table:number-columns-repeated="59"/>
        </table:table-row>
        <table:table-row table:style-name="ro3">
          <table:table-cell table:style-name="ce241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98" office:value-type="string" calcext:value-type="string">
            <text:p>Matière</text:p>
          </table:table-cell>
          <table:table-cell table:style-name="ce401" office:value-type="string" calcext:value-type="string">
            <text:p>Année</text:p>
          </table:table-cell>
          <table:table-cell table:style-name="ce401" office:value-type="string" calcext:value-type="string">
            <text:p>TD</text:p>
          </table:table-cell>
          <table:table-cell table:style-name="ce405" office:value-type="string" calcext:value-type="string">
            <text:p>Nombre de groupes </text:p>
          </table:table-cell>
          <table:table-cell table:style-name="ce40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99" office:value-type="string" calcext:value-type="string">
            <text:p>Maths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Maths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Statistiques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Matières financières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18 h</text:p>
          </table:table-cell>
          <table:table-cell table:style-name="ce406" office:value-type="float" office:value="2" calcext:value-type="float">
            <text:p>2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400" office:value-type="string" calcext:value-type="string">
            <text:p>Logistique et gestion de production</text:p>
          </table:table-cell>
          <table:table-cell table:style-name="ce318" office:value-type="string" calcext:value-type="string">
            <text:p>LICENCE SOM, mention Gestion - option</text:p>
          </table:table-cell>
          <table:table-cell table:style-name="ce404" office:value-type="string" calcext:value-type="string">
            <text:p>36 h</text:p>
          </table:table-cell>
          <table:table-cell table:style-name="ce407" office:value-type="string" calcext:value-type="string">
            <text:p>?</text:p>
          </table:table-cell>
          <table:table-cell table:style-name="ce410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9">
        <table:table-column table:style-name="co61" table:default-cell-style-name="ce264"/>
        <table:table-column table:style-name="co27" table:default-cell-style-name="ce264"/>
        <table:table-column table:style-name="co62" table:default-cell-style-name="ce264"/>
        <table:table-column table:style-name="co57" table:default-cell-style-name="ce264"/>
        <table:table-column table:style-name="co1" table:default-cell-style-name="ce264"/>
        <table:table-column table:style-name="co63" table:default-cell-style-name="ce264"/>
        <table:table-column table:style-name="co39" table:default-cell-style-name="ce264"/>
        <table:table-column table:style-name="co1" table:default-cell-style-name="ce264"/>
        <table:table-column table:style-name="co62" table:default-cell-style-name="ce264"/>
        <table:table-column table:style-name="co1" table:number-columns-repeated="9" table:default-cell-style-name="ce264"/>
        <table:table-column table:style-name="co4" table:visibility="collapse" table:default-cell-style-name="ce264"/>
        <table:table-column table:style-name="co1" table:number-columns-repeated="45" table:default-cell-style-name="ce26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48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48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48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48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48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4:16:41.8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4-14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4-14T16:43:25.901000000</dc:date>
    <meta:print-date>2016-05-10T12:40:45Z</meta:print-date>
    <meta:editing-duration>PT2H42M34S</meta:editing-duration>
    <meta:editing-cycles>27</meta:editing-cycles>
    <meta:document-statistic meta:table-count="10" meta:cell-count="737" meta:object-count="0"/>
  </office:meta>
</office:document-meta>
</file>